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72cm" fo:min-width="4.47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921cm" fo:min-width="4.78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12cm" svg:height="4.064cm" svg:x="6.604cm" svg:y="1.016cm">
          <text:p text:style-name="P1">STDP modification on</text:p>
          <text:p text:style-name="P1">ALIF neuron works</text:p>
          <text:p text:style-name="P1">well. Explain why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334cm" svg:height="6.223cm" svg:x="0.762cm" svg:y="0.635cm">
          <text:p text:style-name="P1">Discuss</text:p>
          <text:p text:style-name="P1">resul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12cm" svg:height="4.064cm" svg:x="15.24cm" svg:y="1.016cm">
          <text:p text:style-name="P1">Izhikevich neuron works</text:p>
          <text:p text:style-name="P1">poorly, because unstable</text:p>
          <text:p text:style-name="P1">eligibility vector dynam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112cm" svg:height="4.064cm" svg:x="23.876cm" svg:y="0.889cm">
          <text:p text:style-name="P1">Multi-layer shows no</text:p>
          <text:p text:style-name="P1">immediate improvement.</text:p>
          <text:p text:style-name="P1">Slower learning, at least same</text:p>
          <text:p text:style-name="P1">theoretical limits because</text:p>
          <text:p text:style-name="P1">of full readout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112cm" svg:height="4.064cm" svg:x="6.858cm" svg:y="9.398cm">
          <text:p text:style-name="P1">Better initial weight</text:p>
          <text:p text:style-name="P1">distribution for 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334cm" svg:height="6.223cm" svg:x="0.762cm" svg:y="7.874cm">
          <text:p text:style-name="P1">Hypothetical</text:p>
          <text:p text:style-name="P1">improvemen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12cm" svg:height="4.064cm" svg:x="15.113cm" svg:y="9.652cm">
          <text:p text:style-name="P1">Distributed FRs, beta’s,</text:p>
          <text:p text:style-name="P1">alpha’s, etc.</text:p>
          <text:p text:style-name="P1">Biomotiv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112cm" svg:height="4.064cm" svg:x="31.877cm" svg:y="9.525cm">
          <text:p text:style-name="P1">Examine pruning and </text:p>
          <text:p text:style-name="P1">growing, also give </text:p>
          <text:p text:style-name="P1">biological motivation.</text:p>
          <text:p text:style-name="P1">May grow layered structure</text:p>
          <text:p text:style-name="P1">by itself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112cm" svg:height="4.064cm" svg:x="23.241cm" svg:y="9.525cm">
          <text:p text:style-name="P1">Dropout improved</text:p>
          <text:p text:style-name="P1">performance -- different</text:p>
          <text:p text:style-name="P1">lattices? Biological</text:p>
          <text:p text:style-name="P1">motivation: neurons</text:p>
          <text:p text:style-name="P1">tend to connect to nearby</text:p>
          <text:p text:style-name="P1">neurons, not all-to-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334cm" svg:height="6.223cm" svg:x="0.889cm" svg:y="21.463cm">
          <text:p text:style-name="P1">Conclus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12cm" svg:height="4.064cm" svg:x="7.366cm" svg:y="15.494cm">
          <text:p text:style-name="P1">Connect to introduction</text:p>
          <text:p text:style-name="P1">by looking ahead. With</text:p>
          <text:p text:style-name="P1">neuromorphics rising,</text:p>
          <text:p text:style-name="P1">neuroscience improving,</text:p>
          <text:p text:style-name="P1">and DL hitting hard limits,</text:p>
          <text:p text:style-name="P1">exciting future for bioplausible SNN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112cm" svg:height="4.064cm" svg:x="7.239cm" svg:y="22.733cm">
          <text:p text:style-name="P1">Rephrase every paragraph</text:p>
          <text:p text:style-name="P1">into single sentence.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112cm" svg:height="4.064cm" svg:x="39.878cm" svg:y="9.525cm">
          <text:p text:style-name="P1">Examine synaptic delay</text:p>
          <text:p text:style-name="P1">(biomotivated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334cm" svg:height="6.223cm" svg:x="0.762cm" svg:y="14.224cm">
          <text:p text:style-name="P1">Neuromorphics</text:p>
          <text:p text:style-name="P1">futu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5T09:30:50.539130676</meta:creation-date>
    <dc:date>2021-02-16T12:59:27.827123494</dc:date>
    <meta:editing-duration>P1DT2H44M52S</meta:editing-duration>
    <meta:editing-cycles>3</meta:editing-cycles>
    <meta:generator>LibreOffice/6.0.7.3$Linux_X86_64 LibreOffice_project/00m0$Build-3</meta:generator>
    <meta:document-statistic meta:object-count="14"/>
  </office:meta>
</office:document-meta>
</file>